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2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4.6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77cm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3" style:family="paragraph">
      <style:text-properties fo:font-family="'Liberation Sans'" style:font-family-generic="swiss" style:font-pitch="variable"/>
    </style:style>
    <style:style style:name="P4" style:family="paragraph">
      <style:paragraph-properties fo:margin-left="0cm" fo:margin-right="0cm" fo:text-align="center" fo:text-indent="0cm"/>
      <style:text-properties fo:font-family="'Liberation Sans'" style:font-family-generic="swiss" style:font-pitch="variable"/>
    </style:style>
    <style:style style:name="T1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683cm" svg:y1="5.32cm" svg:x2="6.683cm" svg:y2="6.32cm">
            <text:p/>
          </draw:line>
          <draw:frame draw:style-name="gr2" draw:text-style-name="P3" draw:layer="layout" svg:width="4.21cm" svg:height="0.963cm" svg:x="6.213cm" svg:y="6.357cm">
            <draw:text-box>
              <text:p text:style-name="P2"><text:span text:style-name="T1">1 2 3 4 5 ... n</text:span></text:p>
            </draw:text-box>
          </draw:frame>
          <draw:line draw:style-name="gr1" draw:text-style-name="P1" draw:layer="layout" svg:x1="7.183cm" svg:y1="5.32cm" svg:x2="7.183cm" svg:y2="6.32cm">
            <text:p/>
          </draw:line>
          <draw:line draw:style-name="gr1" draw:text-style-name="P1" draw:layer="layout" svg:x1="7.683cm" svg:y1="5.32cm" svg:x2="7.683cm" svg:y2="6.32cm">
            <text:p/>
          </draw:line>
          <draw:line draw:style-name="gr1" draw:text-style-name="P1" draw:layer="layout" svg:x1="8.183cm" svg:y1="4.82cm" svg:x2="8.183cm" svg:y2="6.32cm">
            <text:p/>
          </draw:line>
          <draw:line draw:style-name="gr1" draw:text-style-name="P1" draw:layer="layout" svg:x1="8.683cm" svg:y1="5.32cm" svg:x2="8.683cm" svg:y2="6.32cm">
            <text:p/>
          </draw:line>
          <draw:line draw:style-name="gr1" draw:text-style-name="P1" draw:layer="layout" svg:x1="10.013cm" svg:y1="5.32cm" svg:x2="10.013cm" svg:y2="6.32cm">
            <text:p/>
          </draw:line>
          <draw:line draw:style-name="gr1" draw:text-style-name="P1" draw:layer="layout" svg:x1="6.633cm" svg:y1="5.32cm" svg:x2="10.053cm" svg:y2="5.32cm">
            <text:p/>
          </draw:line>
          <draw:frame draw:style-name="gr3" draw:text-style-name="P3" draw:layer="layout" svg:width="2.754cm" svg:height="1.675cm" svg:x="6.959cm" svg:y="3.145cm">
            <draw:text-box>
              <text:p text:style-name="P2"><text:span text:style-name="T1">Number</text:span></text:p>
              <text:p text:style-name="P4"><text:span text:style-name="T1">class</text:span></text:p>
            </draw:text-box>
          </draw:frame>
          <draw:frame draw:style-name="gr4" draw:text-style-name="P3" draw:layer="layout" svg:width="15.179cm" svg:height="4.523cm" svg:x="1.089cm" svg:y="0.16cm">
            <draw:text-box>
              <text:p text:style-name="P2"><text:span text:style-name="T1">Instance methods <text:s text:c="19"/>Class methods <text:s text:c="5"/></text:span></text:p>
              <text:p text:style-name="P2"><text:span text:style-name="T1">------------------------ <text:s text:c="19"/>----------------------------</text:span></text:p>
              <text:p text:style-name="P2"><text:span text:style-name="T1">ADD <text:s text:c="40"/>CREATE_INSTANCE</text:span></text:p>
              <text:p text:style-name="P2"><text:span text:style-name="T1">SUBTRACT</text:span></text:p>
              <text:p text:style-name="P2"><text:span text:style-name="T1">MULTIPLY</text:span></text:p>
              <text:p text:style-name="P2"><text:span text:style-name="T1">DIVIDE</text:span></text:p>
            </draw:text-box>
          </draw:frame>
          <draw:frame draw:style-name="gr5" draw:text-style-name="P3" draw:layer="layout" svg:width="3.177cm" svg:height="0.963cm" svg:x="6.713cm" svg:y="7.32cm">
            <draw:text-box>
              <text:p text:style-name="P2"><text:span text:style-name="T1">instances</text:span></text:p>
            </draw:text-box>
          </draw:frame>
          <draw:line draw:style-name="gr1" draw:text-style-name="P1" draw:layer="layout" svg:x1="9.713cm" svg:y1="4.32cm" svg:x2="12.263cm" svg:y2="4.32cm">
            <text:p/>
          </draw:line>
          <draw:line draw:style-name="gr6" draw:text-style-name="P1" draw:layer="layout" svg:x1="12.213cm" svg:y1="4.32cm" svg:x2="12.213cm" svg:y2="2.82cm">
            <text:p/>
          </draw:line>
          <draw:line draw:style-name="gr1" draw:text-style-name="P1" draw:layer="layout" svg:x1="6.213cm" svg:y1="6.82cm" svg:x2="0.213cm" svg:y2="6.82cm">
            <text:p/>
          </draw:line>
          <draw:line draw:style-name="gr1" draw:text-style-name="P1" draw:layer="layout" svg:x1="0.213cm" svg:y1="6.87cm" svg:x2="0.213cm" svg:y2="3.52cm">
            <text:p/>
          </draw:line>
          <draw:line draw:style-name="gr6" draw:text-style-name="P1" draw:layer="layout" svg:x1="0.213cm" svg:y1="3.526cm" svg:x2="1.306cm" svg:y2="3.52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initial-creator>Jon Wolfers</meta:initial-creator>
    <meta:creation-date>2009-02-08T07:41:27</meta:creation-date>
    <dc:date>2020-03-30T18:08:19.42</dc:date>
    <meta:editing-cycles>2</meta:editing-cycles>
    <meta:editing-duration>PT11M12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